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fo:font-weight="bold" officeooo:rsid="001e9ac1" officeooo:paragraph-rsid="001e9ac1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text-properties officeooo:rsid="001e9ac1" officeooo:paragraph-rsid="001e9ac1"/>
    </style:style>
    <style:style style:name="P3" style:family="paragraph" style:parent-style-name="Standard">
      <style:text-properties officeooo:paragraph-rsid="00202559"/>
    </style:style>
    <style:style style:name="P4" style:family="paragraph" style:parent-style-name="Standard">
      <style:text-properties officeooo:rsid="00202559" officeooo:paragraph-rsid="00202559"/>
    </style:style>
    <style:style style:name="P5" style:family="paragraph" style:parent-style-name="Standard">
      <style:text-properties fo:font-style="italic" officeooo:rsid="00202559" officeooo:paragraph-rsid="00202559" style:font-style-asian="italic" style:font-style-complex="italic"/>
    </style:style>
    <style:style style:name="T1" style:family="text">
      <style:text-properties officeooo:rsid="0020255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0a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ompile and Execute GingaPlayer- using PyInstaller.</text:p>
      <text:p text:style-name="P2"/>
      <text:p text:style-name="P3"><text:span text:style-name="T1">Download the project at </text:span><text:a xlink:type="simple" xlink:href="https://github.com/icePain12/GingaPlayer-/blob/main/musicplayer.py" text:style-name="Internet_20_link" text:visited-style-name="Visited_20_Internet_20_Link"><text:span text:style-name="T1">my GitHub Repository</text:span></text:a><text:span text:style-name="T1"> in <text:s/>case you haven’t.</text:span></text:p>
      <text:p text:style-name="P4">You can do it executing the comand </text:p>
      <text:p text:style-name="P5">git clone https://github.com/icePain12/GingaPlayer-/blob/main/musicplayer.py</text:p>
      <text:p text:style-name="P4"/>
      <text:p text:style-name="P4"/>
      <text:p text:style-name="P2"><text:span text:style-name="T1">Then</text:span> you need to <text:span text:style-name="T1">make</text:span> sure you have installed the following libraries: pyinstaller, pygame, readchar, and rich.</text:p>
      <text:p text:style-name="P2">You can execute: </text:p>
      <text:p text:style-name="P2"><text:tab/><text:span text:style-name="T2">pip install pyinstaller pygame readchar rich</text:span></text:p>
      <text:p text:style-name="P2">to make sure of it.</text:p>
      <text:p text:style-name="P2"/>
      <text:p text:style-name="P4">You must make sure you have the musicplayer.spec that I provide you on my repository. <text:span text:style-name="T3">(I guess, I’m not really sure it is really mandatory but just in case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9T19:31:15.747052400</meta:creation-date>
    <dc:date>2025-03-29T19:41:27.037446100</dc:date>
    <meta:editing-duration>PT10M11S</meta:editing-duration>
    <meta:editing-cycles>3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9" meta:word-count="89" meta:character-count="583" meta:non-whitespace-character-count="499"/>
  </office:meta>
</office:document-meta>
</file>